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2.4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Creation Date</text:p>
          </table:table-cell>
          <table:table-cell table:style-name="ce2" office:value-type="string">
            <text:p>Company Name</text:p>
          </table:table-cell>
          <table:table-cell office:value-type="string">
            <text:p>Document Name</text:p>
          </table:table-cell>
          <table:table-cell office:value-type="string">
            <text:p>Product Name</text:p>
          </table:table-cell>
          <table:table-cell office:value-type="string">
            <text:p><text:s/>Product Type</text:p>
          </table:table-cell>
          <table:table-cell office:value-type="string">
            <text:p><text:s/>Product Quantity</text:p>
          </table:table-cell>
          <table:table-cell table:style-name="ce2" office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2">
            <text:p>2008/04/12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Fruit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pples from Poland. Container #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3">
            <text:p>2008/04/13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Fruit</text:p>
          </table:table-cell>
          <table:table-cell office:value-type="float" office:value="234">
            <text:p>234</text:p>
          </table:table-cell>
          <table:table-cell table:style-name="ce2" office:value-type="string">
            <text:p>Apples from Poland. Container #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6">
            <text:p>2008/04/16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office:value-type="string">
            <text:p>Pear</text:p>
          </table:table-cell>
          <table:table-cell table:style-name="ce2" office:value-type="string">
            <text:p>Fruit</text:p>
          </table:table-cell>
          <table:table-cell office:value-type="float" office:value="423">
            <text:p>423</text:p>
          </table:table-cell>
          <table:table-cell table:style-name="ce2" office:value-type="string">
            <text:p>Pears from Poland. Container #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7">
            <text:p>2008/04/17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office:value-type="string">
            <text:p>Pear</text:p>
          </table:table-cell>
          <table:table-cell table:style-name="ce2" office:value-type="string">
            <text:p>Fruit</text:p>
          </table:table-cell>
          <table:table-cell office:value-type="float" office:value="123">
            <text:p>123</text:p>
          </table:table-cell>
          <table:table-cell table:style-name="ce2" office:value-type="string">
            <text:p>Pears from Poland. Container #2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18">
            <text:p>2008/04/18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19">
            <text:p>2008/04/19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0">
            <text:p>2008/04/20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1">
            <text:p>2008/04/21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1">
            <text:p>231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4">
            <text:p>2008/04/24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Beats</text:p>
          </table:table-cell>
          <table:table-cell office:value-type="string">
            <text:p>Vegetables</text:p>
          </table:table-cell>
          <table:table-cell office:value-type="float" office:value="534">
            <text:p>534</text:p>
          </table:table-cell>
          <table:table-cell office:value-type="string">
            <text:p>Beats from Belorussia. Container#4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5">
            <text:p>2008/04/25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Beats</text:p>
          </table:table-cell>
          <table:table-cell office:value-type="string">
            <text:p>Vegetables</text:p>
          </table:table-cell>
          <table:table-cell office:value-type="float" office:value="1223">
            <text:p>1223</text:p>
          </table:table-cell>
          <table:table-cell office:value-type="string">
            <text:p>Beats from Belorussia. Container#4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6">
            <text:p>2008/04/26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45">
            <text:p>145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7">
            <text:p>2008/04/27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543">
            <text:p>54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8">
            <text:p>2008/04/28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23">
            <text:p>12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30">
            <text:p>2008/04/30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23">
            <text:p>12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year number:style="long"/>
      <number:text>/</number:text>
      <number:month number:style="long"/>
      <number:text>/</number:text>
      <number:day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4/22/2018</text:date>, <text:time>13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13:12:06.42</dc:date>
    <dc:creator>Nicolae </dc:creator>
    <meta:generator>OpenOffice/4.1.5$Win32 OpenOffice.org_project/415m1$Build-9789</meta:generator>
    <meta:editing-duration>PT23H17M58S</meta:editing-duration>
    <meta:editing-cycles>2</meta:editing-cycles>
    <meta:document-statistic meta:table-count="1" meta:cell-count="105" meta:object-count="0"/>
  </office:meta>
</office:document-meta>
</file>